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ba6cca"/>
    </style:style>
    <style:style style:name="P4" style:family="paragraph" style:parent-style-name="Heading_20_2">
      <style:text-properties officeooo:paragraph-rsid="070984b6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6bd383f" officeooo:paragraph-rsid="06beda12" style:font-size-asian="10.5pt" style:font-weight-asian="bold" style:font-name-complex="David CLM" style:font-weight-complex="normal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6beda12" officeooo:paragraph-rsid="06beda12" style:font-size-asian="10.5pt" style:font-weight-asian="bold" style:font-name-complex="David CLM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6beda12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officeooo:rsid="06beda12" officeooo:paragraph-rsid="06beda12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officeooo:rsid="06beda12" officeooo:paragraph-rsid="06beda12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style:font-name="Monospace" fo:language="en" fo:country="US" fo:font-weight="bold" officeooo:rsid="06c02f1e" officeooo:paragraph-rsid="06c02f1e" style:font-size-asian="10.5pt" style:font-weight-asian="bold" style:font-name-complex="David CLM" style:font-weight-complex="normal"/>
    </style:style>
    <style:style style:name="P11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6d6a382"/>
    </style:style>
    <style:style style:name="P12" style:family="paragraph" style:parent-style-name="Text_20_body">
      <style:paragraph-properties fo:line-height="100%"/>
      <style:text-properties style:font-name="Monospace" officeooo:rsid="069f2fb2" officeooo:paragraph-rsid="069f2fb2" style:font-size-asian="10.5pt" style:font-name-complex="David CLM" style:font-weight-complex="normal"/>
    </style:style>
    <style:style style:name="P13" style:family="paragraph" style:parent-style-name="Text_20_body">
      <style:text-properties style:font-name="Monospace" officeooo:rsid="070984b6" officeooo:paragraph-rsid="070984b6" style:font-size-asian="10.5pt" style:font-name-complex="David CLM" style:font-weight-complex="normal"/>
    </style:style>
    <style:style style:name="P14" style:family="paragraph" style:parent-style-name="Text_20_body">
      <style:paragraph-properties fo:line-height="100%"/>
      <style:text-properties officeooo:rsid="04af6545" officeooo:paragraph-rsid="06f96cd4"/>
    </style:style>
    <style:style style:name="P15" style:family="paragraph" style:parent-style-name="Text_20_body">
      <style:text-properties officeooo:paragraph-rsid="070984b6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officeooo:paragraph-rsid="06de772b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6dfa93a" officeooo:paragraph-rsid="06dfa93a" style:font-size-asian="10.5pt" style:font-name-complex="David CLM" style:font-weight-complex="normal"/>
    </style:style>
    <style:style style:name="P18" style:family="paragraph" style:parent-style-name="Text_20_body">
      <style:paragraph-properties fo:line-height="100%" fo:text-align="start" style:justify-single-word="false" style:writing-mode="lr-tb"/>
      <style:text-properties style:font-name="Monospace" fo:language="en" fo:country="US" officeooo:rsid="06cc7b7c" officeooo:paragraph-rsid="06cc7b7c" style:font-size-asian="10.5pt" style:font-name-complex="David CLM" style:font-weight-complex="normal"/>
    </style:style>
    <style:style style:name="P19" style:family="paragraph" style:parent-style-name="Text_20_body">
      <style:paragraph-properties fo:line-height="100%" fo:text-align="start" style:justify-single-word="false" style:writing-mode="lr-tb"/>
      <style:text-properties officeooo:paragraph-rsid="06cc7b7c"/>
    </style:style>
    <style:style style:name="P20" style:family="paragraph" style:parent-style-name="Text_20_body">
      <style:paragraph-properties fo:line-height="100%" fo:text-align="start" style:justify-single-word="false" style:writing-mode="lr-tb"/>
      <style:text-properties officeooo:paragraph-rsid="06de772b"/>
    </style:style>
    <style:style style:name="P21" style:family="paragraph" style:parent-style-name="Text_20_body">
      <style:paragraph-properties fo:line-height="100%" fo:text-align="start" style:justify-single-word="false" style:writing-mode="lr-tb"/>
      <style:text-properties officeooo:rsid="06de772b" officeooo:paragraph-rsid="06de772b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style:font-name="Monospace" fo:language="en" fo:country="US" officeooo:rsid="06eaa126" officeooo:paragraph-rsid="06c02f1e" style:font-size-asian="10.5pt" style:font-name-complex="David CLM" style:font-weight-complex="normal"/>
    </style:style>
    <style:style style:name="P23" style:family="paragraph" style:parent-style-name="Heading_20_2">
      <style:text-properties fo:color="#000000" loext:opacity="100%" style:font-name="Monospace" fo:font-size="12pt" fo:language="en" fo:country="US" fo:font-style="normal" fo:font-weight="normal" officeooo:rsid="06de772b" officeooo:paragraph-rsid="070984b6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24" style:family="paragraph" style:parent-style-name="Heading_20_1">
      <style:paragraph-properties fo:line-height="100%"/>
      <style:text-properties officeooo:paragraph-rsid="04af6545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officeooo:paragraph-rsid="06dfa93a"/>
    </style:style>
    <style:style style:name="P26" style:family="paragraph" style:parent-style-name="Text_20_body">
      <style:paragraph-properties fo:line-height="100%" fo:text-align="end" style:justify-single-word="false" style:writing-mode="rl-tb"/>
      <style:text-properties officeooo:rsid="070b3c3c" officeooo:paragraph-rsid="070b3c3c"/>
    </style:style>
    <style:style style:name="P27" style:family="paragraph" style:parent-style-name="Text_20_body">
      <style:paragraph-properties fo:line-height="100%" fo:text-align="end" style:justify-single-word="false" style:writing-mode="rl-tb"/>
      <style:text-properties officeooo:paragraph-rsid="070d77eb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font-style="normal" fo:font-weight="normal" officeooo:rsid="06de772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font-style="normal" fo:font-weight="normal" officeooo:rsid="070984b6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font-style="normal" fo:font-weight="normal" officeooo:rsid="070af69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language="en" fo:country="US" fo:font-style="normal" fo:font-weight="normal" officeooo:rsid="06ba6cca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de772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style:font-name="Monospace" fo:language="en" fo:country="US" fo:font-weight="bold" style:font-size-asian="10.5pt" style:font-weight-asian="bold" style:font-name-complex="David CLM" style:font-weight-complex="normal"/>
    </style:style>
    <style:style style:name="T12" style:family="text">
      <style:text-properties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13" style:family="text">
      <style:text-properties style:font-name="Monospace" fo:language="en" fo:country="US" fo:font-weight="bold" officeooo:rsid="06beda12" style:font-size-asian="10.5pt" style:font-weight-asian="bold" style:font-name-complex="David CLM" style:font-weight-complex="normal"/>
    </style:style>
    <style:style style:name="T14" style:family="text">
      <style:text-properties style:font-name="Monospace" fo:language="en" fo:country="US" fo:font-weight="bold" officeooo:rsid="06c02f1e" style:font-size-asian="10.5pt" style:font-weight-asian="bold" style:font-name-complex="David CLM" style:font-weight-complex="normal"/>
    </style:style>
    <style:style style:name="T15" style:family="text">
      <style:text-properties style:font-name="Monospace" fo:language="en" fo:country="US" fo:font-weight="bold" officeooo:rsid="06c0fc75" style:font-size-asian="10.5pt" style:font-weight-asian="bold" style:font-name-complex="David CLM" style:font-weight-complex="normal"/>
    </style:style>
    <style:style style:name="T16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17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18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19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20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21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22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23" style:family="text">
      <style:text-properties style:font-name="Monospace" fo:language="en" fo:country="US" fo:font-weight="normal" officeooo:rsid="070ba20d" style:font-size-asian="10.5pt" style:font-weight-asian="normal" style:font-name-complex="David CLM" style:font-weight-complex="normal"/>
    </style:style>
    <style:style style:name="T24" style:family="text">
      <style:text-properties style:font-name="Monospace" fo:language="en" fo:country="US" style:font-size-asian="10.5pt" style:font-name-complex="David CLM" style:font-weight-complex="normal"/>
    </style:style>
    <style:style style:name="T25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26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27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28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29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30" style:family="text">
      <style:text-properties style:font-name="Monospace" fo:language="en" fo:country="US" officeooo:rsid="06e5b48c" style:font-size-asian="10.5pt" style:font-name-complex="David CLM" style:font-weight-complex="normal"/>
    </style:style>
    <style:style style:name="T31" style:family="text">
      <style:text-properties style:font-name="Monospace" fo:language="en" fo:country="US" officeooo:rsid="06e764f5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e93863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eaa126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eb0378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eb0b83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70ba20d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70c9b07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70b3c3c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70f28f7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70c9b07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710b18e" style:font-size-asian="10.5pt" style:font-name-complex="David CLM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6bd383f" style:font-weight-asian="normal" style:font-weight-complex="normal"/>
    </style:style>
    <style:style style:name="T44" style:family="text">
      <style:text-properties fo:font-weight="normal" officeooo:rsid="06c6a5fd" style:font-weight-asian="normal" style:font-weight-complex="normal"/>
    </style:style>
    <style:style style:name="T45" style:family="text">
      <style:text-properties fo:font-weight="normal" officeooo:rsid="070af690" style:font-weight-asian="normal" style:font-weight-complex="normal"/>
    </style:style>
    <style:style style:name="T46" style:family="text">
      <style:text-properties officeooo:rsid="04af6545"/>
    </style:style>
    <style:style style:name="T47" style:family="text">
      <style:text-properties style:text-position="sub 58%"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48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49" style:family="text">
      <style:text-properties fo:language="en" fo:country="US" officeooo:rsid="06e07f89"/>
    </style:style>
    <style:style style:name="T50" style:family="text">
      <style:text-properties officeooo:rsid="06e07f89"/>
    </style:style>
    <style:style style:name="T5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1">מטלה</text:span><text:span text:style-name="T46"> –</text:span><text:span text:style-name="T2"> </text:span><text:span text:style-name="T48">מיזוג הצעות תקציב</text:span></text:h>
      <text:p text:style-name="P14">‫יש לענות על שאלה אחת לבחירתכם. שאלות רגילות מזכות בנקודה אחת. שאלות או סעיפים עם כוכבית‬ מזכים בנקודה נוספת.‬</text:p>
      <text:p text:style-name="P3"><text:span text:style-name="T42">שאלה </text:span><text:span text:style-name="T8">2</text:span><text:span text:style-name="T7">:</text:span><text:span text:style-name="T42"> </text:span><text:span text:style-name="T43">אלגוריתם חלופי</text:span></text:p>
      <text:p text:style-name="P5">נתון אלגוריתם חלופי לקביעת תקציב.</text:p>
      <text:p text:style-name="P7"><text:span text:style-name="T13">1. </text:span><text:span text:style-name="T12">עבור כל נושא j, מצא את החציון </text:span><text:span text:style-name="T13">x</text:span><text:span text:style-name="T47">j</text:span><text:span text:style-name="T12"> .</text:span></text:p>
      <text:p text:style-name="P7"><text:span text:style-name="T13">2. סמן ב-X את הסכום של כל ה-x</text:span><text:span text:style-name="T47">j </text:span><text:span text:style-name="T13">.</text:span></text:p>
      <text:p text:style-name="P6">3. התקציב לכל נושא j יהיה:</text:p>
      <text:p text:style-name="P8"><text:span text:style-name="T11">x</text:span><text:span text:style-name="T47">j <text:s/></text:span><text:span text:style-name="T11">+ (C-X)/m</text:span></text:p>
      <text:p text:style-name="P9"><text:span text:style-name="T11">כאשר </text:span><text:span text:style-name="T14">C הוא הסכום הכולל בקופה, ו-</text:span><text:span text:style-name="T11">m הוא מספר הנושאים. </text:span><text:span text:style-name="T14">שימו לב שסכום התקציבים של כל הנושאים הוא בדיוק C </text:span><text:span text:style-name="T15">(הנירמול מתבצע ע"י הורדת סכום קבוע מכל נושא).</text:span></text:p>
      <text:p text:style-name="P10"/>
      <text:p text:style-name="P10">האם האלגוריתם החלופי מגלה-אמת? אם כן – הוכיחו. אם לא – הראו דוגמה נגדית.</text:p>
      <text:p text:style-name="P22"/>
      <text:p text:style-name="P23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3-01-04T15:55:38.825000000</dc:date>
    <meta:editing-duration>P12DT2H31M36S</meta:editing-duration>
    <meta:editing-cycles>1633</meta:editing-cycles>
    <meta:document-statistic meta:table-count="0" meta:image-count="0" meta:object-count="0" meta:page-count="1" meta:paragraph-count="12" meta:word-count="110" meta:character-count="537" meta:non-whitespace-character-count="438"/>
  </office:meta>
</office:document-meta>
</file>